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101 results.B1:results.B1 results.B2:results.B101 results.A1:results.A1 results.A2:results.A101 results.C1:results.C1 results.C2:results.C101 results.A1:results.A1 results.A2:results.A101 results.D1:results.D1 results.D2:results.D101 results.A1:results.A1 results.A2:results.A101 results.E1:results.E1 results.E2:results.E101 results.A1:results.A1 results.A2:results.A101 results.F1:results.F1 results.F2:results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2875816993464" calcext:value-type="float">
            <text:p>0.52287581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07625272331155" calcext:value-type="float">
            <text:p>0.5076252723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4161220043573" calcext:value-type="float">
            <text:p>0.51416122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8518518518518" calcext:value-type="float">
            <text:p>0.5185185185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32679738562092" calcext:value-type="float">
            <text:p>0.5326797386</text:p>
          </table:table-cell>
          <table:table-cell office:value-type="float" office:value="0.521786492374728" calcext:value-type="float">
            <text:p>0.5217864924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18518518518518" calcext:value-type="float">
            <text:p>0.5185185185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39651416122" calcext:value-type="float">
            <text:p>0.5239651416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239651416122" calcext:value-type="float">
            <text:p>0.5239651416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2723311546841" calcext:value-type="float">
            <text:p>0.5272331155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35947712418301" calcext:value-type="float">
            <text:p>0.5359477124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.5119825708061" calcext:value-type="float">
            <text:p>0.5119825708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21786492374728" calcext:value-type="float">
            <text:p>0.5217864924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4161220043573" calcext:value-type="float">
            <text:p>0.51416122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33769063180828" calcext:value-type="float">
            <text:p>0.5337690632</text:p>
          </table:table-cell>
          <table:table-cell office:value-type="float" office:value="0.529411764705882" calcext:value-type="float">
            <text:p>0.5294117647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8518518518518" calcext:value-type="float">
            <text:p>0.5185185185</text:p>
          </table:table-cell>
          <table:table-cell table:number-columns-repeated="2"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8714596949891" calcext:value-type="float">
            <text:p>0.50871459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40305010893246" calcext:value-type="float">
            <text:p>0.5403050109</text:p>
          </table:table-cell>
          <table:table-cell office:value-type="float" office:value="0.533769063180828" calcext:value-type="float">
            <text:p>0.5337690632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22875816993464" calcext:value-type="float">
            <text:p>0.522875817</text:p>
          </table:table-cell>
          <table:table-cell office:value-type="float" office:value="0.515250544662309" calcext:value-type="float">
            <text:p>0.51525054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3921568627451" calcext:value-type="float">
            <text:p>0.5392156863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2723311546841" calcext:value-type="float">
            <text:p>0.5272331155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2" office:value-type="float" office:value="0.514161220043573" calcext:value-type="float">
            <text:p>0.51416122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33769063180828" calcext:value-type="float">
            <text:p>0.5337690632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25054466230937" calcext:value-type="float">
            <text:p>0.52505446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18518518518518" calcext:value-type="float">
            <text:p>0.5185185185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5:05.159664601</dc:date>
    <meta:editing-duration>PT16S</meta:editing-duration>
    <meta:editing-cycles>1</meta:editing-cycles>
    <meta:document-statistic meta:table-count="1" meta:cell-count="60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101" chart:data-source-has-labels="row" svg:x="0.32cm" svg:y="0.18cm" svg:width="12.08cm" svg:height="8.64cm">
          <chartooo:coordinate-region svg:x="1.275cm" svg:y="0.382cm" svg:width="10.821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01" chart:label-cell-address="results.B1:results.B1" chart:class="chart:scatter">
            <chart:domain table:cell-range-address="results.A2:results.A101"/>
            <chart:data-point chart:repeated="100"/>
          </chart:series>
          <chart:series chart:style-name="ch7" chart:values-cell-range-address="results.C2:results.C101" chart:label-cell-address="results.C1:results.C1" chart:class="chart:scatter">
            <chart:data-point chart:repeated="100"/>
          </chart:series>
          <chart:series chart:style-name="ch8" chart:values-cell-range-address="results.D2:results.D101" chart:label-cell-address="results.D1:results.D1" chart:class="chart:scatter">
            <chart:data-point chart:repeated="100"/>
          </chart:series>
          <chart:series chart:style-name="ch9" chart:values-cell-range-address="results.E2:results.E101" chart:label-cell-address="results.E1:results.E1" chart:class="chart:scatter">
            <chart:data-point chart:repeated="100"/>
          </chart:series>
          <chart:series chart:style-name="ch10" chart:values-cell-range-address="results.F2:results.F101" chart:label-cell-address="results.F1:results.F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0.522875816993464">
                <text:p>0.522875816993464</text:p>
                <draw:g>
                  <svg:desc>results.B2:results.B101</svg:desc>
                </draw:g>
              </table:table-cell>
              <table:table-cell office:value-type="float" office:value="0.505446623093682">
                <text:p>0.505446623093682</text:p>
                <draw:g>
                  <svg:desc>results.C2:results.C101</svg:desc>
                </draw:g>
              </table:table-cell>
              <table:table-cell office:value-type="float" office:value="0.505446623093682">
                <text:p>0.505446623093682</text:p>
                <draw:g>
                  <svg:desc>results.D2:results.D101</svg:desc>
                </draw:g>
              </table:table-cell>
              <table:table-cell office:value-type="float" office:value="0.505446623093682">
                <text:p>0.505446623093682</text:p>
                <draw:g>
                  <svg:desc>results.E2:results.E101</svg:desc>
                </draw:g>
              </table:table-cell>
              <table:table-cell office:value-type="float" office:value="0.505446623093682">
                <text:p>0.505446623093682</text:p>
                <draw:g>
                  <svg:desc>results.F2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32679738562092">
                <text:p>0.532679738562092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239651416122">
                <text:p>0.5239651416122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239651416122">
                <text:p>0.523965141612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35947712418301">
                <text:p>0.53594771241830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8714596949891">
                <text:p>0.508714596949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40305010893246">
                <text:p>0.540305010893246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22875816993464">
                <text:p>0.522875816993464</text:p>
              </table:table-cell>
              <table:table-cell office:value-type="float" office:value="0.515250544662309">
                <text:p>0.515250544662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3921568627451">
                <text:p>0.53921568627451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